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6314" officeooo:paragraph-rsid="00026314"/>
    </style:style>
    <style:style style:name="P2" style:family="paragraph" style:parent-style-name="Standard" style:list-style-name="L3">
      <style:text-properties officeooo:rsid="00026314" officeooo:paragraph-rsid="00026314"/>
    </style:style>
    <style:style style:name="P3" style:family="paragraph" style:parent-style-name="Standard" style:list-style-name="L4">
      <style:text-properties officeooo:rsid="00026314" officeooo:paragraph-rsid="00026314"/>
    </style:style>
    <style:style style:name="P4" style:family="paragraph" style:parent-style-name="Standard" style:list-style-name="L5">
      <style:text-properties officeooo:rsid="00026314" officeooo:paragraph-rsid="00026314"/>
    </style:style>
    <style:style style:name="P5" style:family="paragraph" style:parent-style-name="Standard" style:list-style-name="L6">
      <style:text-properties officeooo:rsid="00026314" officeooo:paragraph-rsid="000263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Main Processor</text:p>
      <text:p text:style-name="P1">- Levels (interface)</text:p>
      <text:list xml:id="list3256623628" text:style-name="L3">
        <text:list-item>
          <text:p text:style-name="P2">1</text:p>
        </text:list-item>
        <text:list-item>
          <text:p text:style-name="P2">2</text:p>
        </text:list-item>
        <text:list-item>
          <text:p text:style-name="P2">ect</text:p>
        </text:list-item>
      </text:list>
      <text:p text:style-name="P1">- Characters (interface)</text:p>
      <text:list xml:id="list20253883" text:style-name="L4">
        <text:list-item>
          <text:p text:style-name="P3">main</text:p>
        </text:list-item>
        <text:list-item>
          <text:p text:style-name="P3">enemy</text:p>
        </text:list-item>
        <text:list-item>
          <text:p text:style-name="P3">ect...</text:p>
        </text:list-item>
      </text:list>
      <text:p text:style-name="P1">- Objects (interface)</text:p>
      <text:list text:style-name="L5">
        <text:list-item>
          <text:p text:style-name="P4">Spike</text:p>
        </text:list-item>
        <text:list-item>
          <text:p text:style-name="P4">falling platform</text:p>
        </text:list-item>
        <text:list-item>
          <text:p text:style-name="P4">ect…</text:p>
        </text:list-item>
      </text:list>
      <text:p text:style-name="P1"/>
      <text:p text:style-name="P1"/>
      <text:p text:style-name="P1">random idea:</text:p>
      <text:list text:style-name="L6">
        <text:list-item>
          <text:p text:style-name="P5">a pig shooting a canon that shoots out other pigs/other enemy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0:04:15.496000000</meta:creation-date>
    <dc:date>2024-01-27T13:52:49.410000000</dc:date>
    <meta:editing-duration>PT3H48M34S</meta:editing-duration>
    <meta:editing-cycles>1</meta:editing-cycles>
    <meta:document-statistic meta:table-count="0" meta:image-count="0" meta:object-count="0" meta:page-count="1" meta:paragraph-count="15" meta:word-count="45" meta:character-count="211" meta:non-whitespace-character-count="191"/>
    <meta:generator>LibreOffice/7.5.1.2$Windows_X86_64 LibreOffice_project/fcbaee479e84c6cd81291587d2ee68cba099e129</meta:generator>
  </office:meta>
</office:document-meta>
</file>